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pesquisador</text:p>
          </table:table-cell>
          <table:table-cell office:value-type="string" table:style-name="ce3">
            <text:p>data/ano</text:p>
          </table:table-cell>
          <table:table-cell office:value-type="string" table:style-name="ce2">
            <text:p>pais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estilo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4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02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6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0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5/0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8/04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2/11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1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4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5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1/07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1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04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12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0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4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2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5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Andrei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date" office:date-value="2017-04-05T00:00:00" table:style-name="ce4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3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1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Aparecida de Lima Terçariol<text:s/></text:p>
          </table:table-cell>
          <table:table-cell office:value-type="string" table:style-name="ce1">
            <text:p>2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12/2010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5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7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11/2011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1/2012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5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8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1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5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5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5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7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9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11/2013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1/2014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2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6/2014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7/2014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11/2014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4/2015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6/2015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6/2015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1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6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8/2016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11/2016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1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1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8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6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8/2017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09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11/2017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3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9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1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9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07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8/2018</text:p>
          </table:table-cell>
          <table:table-cell office:value-type="string" table:style-name="ce1">
            <text:p>Brasil</text:p>
          </table:table-cell>
          <table:table-cell table:number-columns-repeated="2"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0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3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5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4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 e Estilo de Uso C - Estruturação e Planejamento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2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8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3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4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0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6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27/03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aniela Melaré Vieira Barros</text:p>
          </table:table-cell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number-rows-repeated="10471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meta:initial-creator>João Pedro Albino</meta:initial-creator>
    <dc:creator>João Pedro Albino</dc:creator>
    <meta:creation-date>2022-05-15T19:55:53Z</meta:creation-date>
    <dc:date>2022-07-06T20:01:59Z</dc:date>
  </office:meta>
</office:document-meta>
</file>